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82.673469387743296pt"/>
    </style:style>
    <style:style style:name="co2" style:family="table-column">
      <style:table-column-properties style:column-width="96.979591836726939pt"/>
    </style:style>
    <style:style style:name="co3" style:family="table-column">
      <style:table-column-properties style:column-width="94.775510204074038pt"/>
    </style:style>
    <style:style style:name="co4" style:family="table-column">
      <style:table-column-properties style:column-width="94.775510204074067pt"/>
    </style:style>
    <style:style style:name="co5" style:family="table-column">
      <style:table-column-properties style:column-width="117.551020408153931pt"/>
    </style:style>
    <style:style style:name="ce1" style:family="table-cell">
      <style:table-cell-properties style:text-align-source="fix"/>
      <style:paragraph-properties fo:text-align="center"/>
      <style:text-properties fo:font-weight="bold"/>
    </style:style>
  </office:automatic-styles>
  <office:body>
    <office:spreadsheet>
      <table:table table:name="Sheet1" table:style-name="ta1">
        <table:table-column/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number-columns-repeated="32761"/>
        <table:table-row>
          <table:table-cell/>
        </table:table-row>
        <table:table-row table:default-cell-style-name="ce1">
          <table:table-cell/>
          <table:table-cell office:value-type="string" office:string-value="action type">
            <text:p>action type</text:p>
          </table:table-cell>
          <table:table-cell office:value-type="string" office:string-value="action element">
            <text:p>action element</text:p>
          </table:table-cell>
          <table:table-cell office:value-type="string" office:string-value="reason type">
            <text:p>reason type</text:p>
          </table:table-cell>
          <table:table-cell office:value-type="string" office:string-value="reason type field">
            <text:p>reason type field</text:p>
          </table:table-cell>
          <table:table-cell office:value-type="string" office:string-value="dispatch method">
            <text:p>dispatch method</text:p>
          </table:table-cell>
          <table:table-cell table:number-columns-repeated="32761"/>
        </table:table-row>
        <table:table-row>
          <table:table-cell/>
        </table:table-row>
        <table:table-row>
          <table:table-cell/>
          <table:table-cell office:value-type="string" office:string-value="rename folder">
            <text:p>rename folder</text:p>
          </table:table-cell>
          <table:table-cell office:value-type="string" office:string-value="target folder">
            <text:p>target folder</text:p>
          </table:table-cell>
          <table:table-cell table:number-columns-repeated="2"/>
          <table:table-cell office:value-type="string" office:string-value="get active directory">
            <text:p>get active directory</text:p>
          </table:table-cell>
        </table:table-row>
        <table:table-row>
          <table:table-cell table:number-columns-repeated="3"/>
          <table:table-cell office:value-type="string" office:string-value="tags differ">
            <text:p>tags differ</text:p>
          </table:table-cell>
          <table:table-cell/>
          <table:table-cell office:value-type="string" office:string-value="folder differs from tags">
            <text:p>folder differs from tags</text:p>
          </table:table-cell>
        </table:table-row>
        <table:table-row>
          <table:table-cell table:number-columns-repeated="5"/>
          <table:table-cell office:value-type="string" office:string-value="files comprise an album">
            <text:p>files comprise an album</text:p>
          </table:table-cell>
        </table:table-row>
        <table:table-row>
          <table:table-cell table:number-columns-repeated="2"/>
          <table:table-cell office:value-type="string" office:string-value="new folder name">
            <text:p>new folder name</text:p>
          </table:table-cell>
          <table:table-cell table:number-columns-repeated="2"/>
          <table:table-cell office:value-type="string" office:string-value="get album name from tags">
            <text:p>get album name from tags</text:p>
          </table:table-cell>
        </table:table-row>
      </table:table>
      <table:table table:name="Sheet2" table:style-name="ta1">
        <table:table-column/>
        <table:table-row>
          <table:table-cell/>
        </table:table-row>
        <table:table-row table:default-cell-style-name="ce1">
          <table:table-cell table:number-columns-repeated="1"/>
        </table:table-row>
      </table:table>
      <table:table table:name="Sheet3" table:style-name="ta1">
        <table:table-column/>
        <table:table-row>
          <table:table-cell/>
        </table:table-row>
        <table:table-row table:default-cell-style-name="ce1">
          <table:table-cell table:number-columns-repeated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1</meta:generator>
    <dc:title/>
    <meta:initial-creator>Unknown</meta:initial-creator>
    <meta:editing-cycles>2</meta:editing-cycles>
    <dc:date>2016-12-18T17:20:32</dc:date>
    <meta:creation-date>2016-12-18T17:02:37</meta:creation-date>
  </office:meta>
</office:document-meta>
</file>